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6668" officeooo:paragraph-rsid="000a666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6668" officeooo:paragraph-rsid="000a6668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c9d53" officeooo:paragraph-rsid="000c9d5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668" officeooo:paragraph-rsid="000a6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9d53" officeooo:paragraph-rsid="000c9d5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0e61" officeooo:paragraph-rsid="000d0e6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a6668" officeooo:paragraph-rsid="000a6668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c9d53" officeooo:paragraph-rsid="000c9d53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0d0e61" officeooo:paragraph-rsid="000d0e61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0d0e61" officeooo:paragraph-rsid="000d0e61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c9d53"/>
    </style:style>
    <style:style style:name="T3" style:family="text">
      <style:text-properties officeooo:rsid="000d0e61"/>
    </style:style>
    <style:style style:name="T4" style:family="text">
      <style:text-properties officeooo:rsid="000f2a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Presentation</text:p>
      <text:p text:style-name="P1"/>
      <text:p text:style-name="P1"/>
      <text:p text:style-name="P3">Causes of Excessive Scarring in relation to ECM</text:p>
      <text:p text:style-name="P3"/>
      <text:list xml:id="list335848005" text:style-name="L1">
        <text:list-item>
          <text:p text:style-name="P8">Inflammation phase lasting too long (Tepole paper)</text:p>
        </text:list-item>
        <text:list-item>
          <text:p text:style-name="P8">Lack OF il 1,3,4,10,13, tgfb, vegf, insulin like GF, means that the macrophage phenotype to not change to anti-inflammatory which allows the wound to move from the inflammatory stage to proliferation (there are many other types of macrophage phenotypes, induced by other factors.</text:p>
        </text:list-item>
        <text:list-item>
          <text:p text:style-name="P8">Fibroblast overshoot causing collagen dump – can be seen in 1D – see tepole paper.</text:p>
        </text:list-item>
        <text:list-item>
          <text:p text:style-name="P8">Failure to remove inflammatory cells causes pathogenesis of non-healing wounds – but clearing/scrapping wounds may fix this anyway</text:p>
        </text:list-item>
      </text:list>
      <text:p text:style-name="P1"/>
      <text:p text:style-name="P1"/>
      <text:p text:style-name="P1"/>
      <text:p text:style-name="P2">Proposed Model structure</text:p>
      <text:p text:style-name="P2"/>
      <text:p text:style-name="P5">HIIS model connected to a (generalised?) ECM by deep learning algorithm. <text:s/>This ECM acts as an interface to ABM models. <text:s/><text:span text:style-name="T4">HIIS can be modulated by AP, while the ECM can be modulated by topical application.</text:span></text:p>
      <text:p text:style-name="P2"/>
      <text:p text:style-name="P2"/>
      <text:p text:style-name="P2"/>
      <text:p text:style-name="P2">Options for Machine Learning Extra-Cellular Matrix</text:p>
      <text:p text:style-name="P2"/>
      <text:p text:style-name="P5">1.<text:tab/>We could simply use a network or Differential equations based on cell-cytokine interactions found in the literature and use this.</text:p>
      <text:p text:style-name="P5"/>
      <text:p text:style-name="P5">2.<text:tab/>Train a network to be able to translate between the broader categories of the HIIS and the specific ECM <text:span text:style-name="T3">composition used by ABM models.</text:span></text:p>
      <text:p text:style-name="P5"/>
      <text:p text:style-name="P6">3.<text:tab/>Some combination:</text:p>
      <text:list xml:id="list552269015" text:style-name="L2">
        <text:list-item>
          <text:p text:style-name="P9">Layers between cytokines and the HIIS. <text:s/>Then different neural net connecting these cytokines to the ECM</text:p>
        </text:list-item>
        <text:list-item>
          <text:p text:style-name="P9">Train/establish an interscopic (non hierachical) network based on cell cytokine literature and later tuned/refined by data collected at burn centre. <text:s text:c="2"/></text:p>
        </text:list-item>
      </text:list>
      <text:p text:style-name="P2"/>
      <text:p text:style-name="P2"/>
      <text:p text:style-name="P2">Options for ABM models connected to neural network</text:p>
      <text:p text:style-name="P2"/>
      <text:list xml:id="list2593448150" text:style-name="L3">
        <text:list-item>
          <text:p text:style-name="P10">TU Delft papers – Fred V</text:p>
        </text:list-item>
        <text:list-item>
          <text:p text:style-name="P10">Tepole papers </text:p>
        </text:list-item>
        <text:list-item>
          <text:p text:style-name="P10">Create our own hybrid or novel model </text:p>
        </text:list-item>
        <text:list-item>
          <text:p text:style-name="P10">Cellular Automata angiogenesis?</text:p>
        </text:list-item>
      </text:list>
      <text:p text:style-name="P2"/>
      <text:p text:style-name="P2"><text:soft-page-break/>Further Literature</text:p>
      <text:p text:style-name="P2"/>
      <text:p text:style-name="P2">Immunotherapy</text:p>
      <text:p text:style-name="P2"/>
      <text:p text:style-name="P7">Common in early 20<text:span text:style-name="T1">th</text:span> century, until penicillin made it (somewhat) obsolete. <text:s/>With the rise of antibiotic resistance and the increasing rejection of reductionist approaches, this holistic approach is experiencing a new found appreciation (especially in cancer treatment). <text:s/></text:p>
      <text:p text:style-name="P7"/>
      <text:p text:style-name="P7">-<text:span text:style-name="T2">Alkaline Phosphatase Paper</text:span></text:p>
      <text:p text:style-name="P2"/>
      <text:p text:style-name="P2"/>
      <text:p text:style-name="P2">ImmuneXpresso</text:p>
      <text:p text:style-name="P2"/>
      <text:p text:style-name="P4">Prior to finding this paper, had been manually collating all cell-cytokine interactions. <text:s/></text:p>
      <text:p text:style-name="P2"/>
      <text:p text:style-name="P2">Peter Goals</text:p>
      <text:p text:style-name="P2"/>
      <text:p text:style-name="P5">1.<text:tab/>What is necessary to adjust the ABM wound healing model to simulate burn wounds? <text:s/>How can we adjust it? <text:s/>What’s the difference with normal and burn wound healing?</text:p>
      <text:p text:style-name="P5"/>
      <text:p text:style-name="P5">2.<text:tab/>What is the role of the innate immune system in burn wounds and what is the link with the ABM model?</text:p>
      <text:p text:style-name="P2"/>
      <text:p text:style-name="P2">Questions for TU Delft t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7:25:45.522292507</meta:creation-date>
    <dc:date>2019-06-21T18:32:30.744998581</dc:date>
    <meta:editing-duration>PT4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369" meta:character-count="2336" meta:non-whitespace-character-count="1987"/>
  </office:meta>
</office:document-meta>
</file>